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f76e" officeooo:paragraph-rsid="000af7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r leben nur Tag für Tag wie ein ewiger Apparat</text:p>
      <text:p text:style-name="P1">arbeiten und schlafen wie im Knast</text:p>
      <text:p text:style-name="P1">leben langsam vor uns hin, meckern über falschparken</text:p>
      <text:p text:style-name="P1">alles was nicht in das Raster passt</text:p>
      <text:p text:style-name="P1"/>
      <text:p text:style-name="P1">Manchmal kommt ein weißer Ritter rennt sinnlos gegen die Gitter</text:p>
      <text:p text:style-name="P1">und wir nehmen das nicht einmal wahr</text:p>
      <text:p text:style-name="P1">für ein jeden Weltverbessrer ob mit oder ohne Messer </text:p>
      <text:p text:style-name="P1">ist nichts als ein Kopfschütteln da</text:p>
      <text:p text:style-name="P1"/>
      <text:p text:style-name="P1">Alles bleibt stehn, wir können nur nicht sehn,</text:p>
      <text:p text:style-name="P1">wie wir in totaler Starre den Bach runtergehn</text:p>
      <text:p text:style-name="P1">hocken einsam hier im Zimmer und haben doch keinen Schimmer</text:p>
      <text:p text:style-name="P1">bis wir innerhalb der Trümmer – um Gnade flehn!</text:p>
      <text:p text:style-name="P1"/>
      <text:p text:style-name="P1">In der Lüge eingesperrt, nein hier wird nicht aufbegehrt</text:p>
      <text:p text:style-name="P1">Rebellen werden niedergeschrien</text:p>
      <text:p text:style-name="P1">in dem gläsernen Käfig, da sieht man die Gitter nicht</text:p>
      <text:p text:style-name="P1">und so fragt auch niemand nach dem Sinn</text:p>
      <text:p text:style-name="P1"/>
      <text:p text:style-name="P1">Eigenheit wird abgewürgt bis jeder freie Wille stirbt,</text:p>
      <text:p text:style-name="P1">irgendwo, wo es niemand sieht</text:p>
      <text:p text:style-name="P1">dass niemand merkt was passiert, jeder Widerstand erfriert</text:p>
      <text:p text:style-name="P1">niemand merkt, was wirklich geschieht</text:p>
      <text:p text:style-name="P1"/>
      <text:p text:style-name="P1">Freiheit Freiheit, unser Glück</text:p>
      <text:p text:style-name="P1">du ziehst mich in deinen Bann</text:p>
      <text:p text:style-name="P1">Freiheit, Freiheit, ich brauch dich</text:p>
      <text:p text:style-name="P1">selig ist wer es sich leisten kann</text:p>
      <text:p text:style-name="P1">Freiheit, Freiheit lebst bei uns</text:p>
      <text:p text:style-name="P1">sagt die Werbung jeden Tag</text:p>
      <text:p text:style-name="P1">Freiheit, Freiheit, wer ist schuld</text:p>
      <text:p text:style-name="P1">dass ich dich noch nie gesehen hab.</text:p>
      <text:p text:style-name="P1">Freiheit hier im Kaufregal</text:p>
      <text:p text:style-name="P1">zeigst du mir mein täglich' Glück</text:p>
      <text:p text:style-name="P1">Freiheit, Freiheit scheißegal</text:p>
      <text:p text:style-name="P1">deine Zusatzstoffe machen dick</text:p>
      <text:p text:style-name="P1">Freiheit, Freiheit fütterst mich</text:p>
      <text:p text:style-name="P1">Vielfalt ist mein täglich Brot</text:p>
      <text:p text:style-name="P1">Freiheit, bist du ausverkauft</text:p>
      <text:p text:style-name="P1">warum wart' ich hier auf meinen To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11:11:33.312341176</meta:creation-date>
    <dc:date>2014-06-26T11:32:32.848499612</dc:date>
    <meta:editing-duration>PT2M19S</meta:editing-duration>
    <meta:editing-cycles>1</meta:editing-cycles>
    <meta:document-statistic meta:table-count="0" meta:image-count="0" meta:object-count="0" meta:page-count="1" meta:paragraph-count="36" meta:word-count="234" meta:character-count="1410" meta:non-whitespace-character-count="1210"/>
    <meta:generator>LibreOffice/4.1.0.4$Linux_x86 LibreOffice_project/410m0$Build-4</meta:generator>
  </office:meta>
</office:document-meta>
</file>